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Heading_20_2" style:list-style-name="">
      <style:text-properties officeooo:rsid="00469eb1" officeooo:paragraph-rsid="00469eb1"/>
    </style:style>
    <style:style style:name="P89" style:family="paragraph" style:parent-style-name="Heading_20_2">
      <style:paragraph-properties fo:break-before="page"/>
      <style:text-properties officeooo:rsid="00469eb1" officeooo:paragraph-rsid="00469eb1"/>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a5d90"/>
    </style:style>
    <style:style style:name="T24" style:family="text">
      <style:text-properties officeooo:rsid="00396938"/>
    </style:style>
    <style:style style:name="T25" style:family="text">
      <style:text-properties officeooo:rsid="003aacb0"/>
    </style:style>
    <style:style style:name="T26" style:family="text">
      <style:text-properties fo:color="#16baac" loext:opacity="100%" style:font-name="JetBrains Mono" fo:font-size="10pt" fo:font-style="normal" fo:font-weight="normal" style:font-size-asian="10pt" style:font-style-asian="normal" style:font-weight-asian="normal"/>
    </style:style>
    <style:style style:name="T27" style:family="text">
      <style:text-properties officeooo:rsid="004347d5"/>
    </style:style>
    <style:style style:name="T28" style:family="text">
      <style:text-properties officeooo:rsid="00477b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text:bookmark-start text:name="__RefHeading___Toc4571_894467295"/>12: No<text:span text:style-name="T23">n-</text:span>Block Blocks<text:bookmark-end text:name="__RefHeading___Toc4571_894467295"/></text:h>
      <text:p text:style-name="P64">Video: <text:a xlink:type="simple" xlink:href="https://www.youtube.com/watch?v=62HeWH7r1jE" text:style-name="Internet_20_link" text:visited-style-name="Visited_20_Internet_20_Link"><text:span text:style-name="T24">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5">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4"><text:span text:style-name="T5">public class </text:span><text:span text:style-name="T4">PinkGarnetLampBlock </text:span><text:span text:style-name="T5">extends </text:span><text:span text:style-name="T4">Block {<text:line-break/> <text:s text:c="3"/></text:span><text:span text:style-name="T11">//static bool would not work, would cause all the blocks in the world to be shared<text:line-break/> <text:s text:c="3"/>//public bool would not work either<text:line-break/> <text:s text:c="3"/>//so:<text:line-break/> <text:s text:c="3"/></text:span><text:span text:style-name="T5">public static final </text:span><text:span text:style-name="T4">BooleanProperty </text:span><text:span text:style-name="T6">CLICKED </text:span><text:span text:style-name="T4">= BooleanProperty.</text:span><text:span text:style-name="T8">of</text:span><text:span text:style-name="T4">(</text:span><text:span text:style-name="T7">"clicked"</text:span><text:span text:style-name="T4">);<text:line-break/><text:line-break/> <text:s text:c="3"/></text:span><text:span text:style-name="T5">public </text:span><text:span text:style-name="T10">PinkGarnetLampBlock</text:span><text:span text:style-name="T4">(Settings settings) {<text:line-break/> <text:s text:c="7"/></text:span><text:span text:style-name="T5">super</text:span><text:span text:style-name="T4">(settings);<text:line-break/><text:line-break/> <text:s text:c="7"/></text:span><text:span text:style-name="T11">//set the default state of this block when placed to be false<text:line-break/> <text:s text:c="7"/></text:span><text:span text:style-name="T4">setDefaultState(</text:span><text:span text:style-name="T5">this</text:span><text:span text:style-name="T4">.getDefaultState().with(</text:span><text:span text:style-name="T6">CLICKED</text:span><text:span text:style-name="T4">, </text:span><text:span text:style-name="T5">false</text:span><text:span text:style-name="T4">));<text:line-break/> <text:s text:c="3"/>}<text:line-break/><text:line-break/> <text:s text:c="3"/></text:span><text:span text:style-name="T11">//on right click to change state<text:line-break/><text:line-break/><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 <text:s text:c="7"/></text:span><text:span text:style-name="T5">if</text:span><text:span text:style-name="T4">(!world.isClient()){<text:line-break/> <text:s text:c="11"/></text:span><text:span text:style-name="T11">//At position cycle the state of property<text:line-break/> <text:s text:c="11"/></text:span><text:span text:style-name="T4">world.setBlockState(pos, state.cycle(</text:span><text:span text:style-name="T6">CLICKED</text:span><text:span text:style-name="T4">));<text:line-break/> <text:s text:c="7"/>}<text:line-break/><text:line-break/> <text:s text:c="7"/></text:span><text:span text:style-name="T5">return </text:span><text:span text:style-name="T4">ActionResult.</text:span><text:span text:style-name="T6">SUCCESS</text:span><text:span text:style-name="T4">;<text:line-break/> <text:s text:c="3"/>}<text:line-break/><text:line-break/> <text:s text:c="3"/></text:span><text:span text:style-name="T9">@Override<text:line-break/> <text:s text:c="3"/></text:span><text:span text:style-name="T5">protected void </text:span><text:span text:style-name="T10">appendProperties</text:span><text:span text:style-name="T4">(StateManager.Builder&lt;Block, BlockState&gt; builder) {<text:line-break/> <text:s text:c="7"/></text:span><text:span text:style-name="T11">//Add the boolean property to the block<text:line-break/> <text:s text:c="7"/></text:span><text:span text:style-name="T4">builder.add(</text:span><text:span text:style-name="T6">CLICKED</text:span><text:span text:style-name="T4">);<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4"><text:span text:style-name="T11">//Lamp Kinda overkill for datagen, but still useful for larger scale projects<text:line-break/></text:span><text:span text:style-name="T4">Identifier lampOffIdentifier = TexturedModel.</text:span><text:span text:style-name="T6">CUBE_ALL</text:span><text:span text:style-name="T4">.upload(ModBlocks.</text:span><text:span text:style-name="T6">PINK_GARNET_LAMP</text:span><text:span text:style-name="T4">, blockStateModelGenerator.</text:span><text:span text:style-name="T12">modelCollector</text:span><text:span text:style-name="T4">); </text:span><text:span text:style-name="T11">//Sets texture when on<text:line-break/></text:span><text:span text:style-name="T4">Identifier lampOnIdentifier = blockStateModelGenerator.createSubModel(ModBlocks.</text:span><text:span text:style-name="T6">PINK_GARNET_LAMP</text:span><text:span text:style-name="T4">, </text:span><text:span text:style-name="T7">"_on"</text:span><text:span text:style-name="T4">, Models.</text:span><text:span text:style-name="T6">CUBE_ALL</text:span><text:span text:style-name="T4">, TextureMap::</text:span><text:span text:style-name="T8">all</text:span><text:span text:style-name="T4">); </text:span><text:span text:style-name="T11">//sets texture when off<text:line-break/>//Handles conditions<text:line-break/></text:span><text:span text:style-name="T4">blockStateModelGenerator.</text:span><text:span text:style-name="T12">blockStateCollector</text:span><text:span text:style-name="T4">.accept(VariantsBlockStateSupplier.</text:span><text:span text:style-name="T8">create</text:span><text:span text:style-name="T4">(ModBlocks.</text:span><text:span text:style-name="T6">PINK_GARNET_LAMP</text:span><text:span text:style-name="T4">)<text:line-break/> <text:s text:c="7"/>.coordinate(BlockStateModelGenerator.</text:span><text:span text:style-name="T8">createBooleanModelMap</text:span><text:span text:style-name="T4">(PinkGarnetLampBlock.</text:span><text:span text:style-name="T6">CLICKED</text:span><text:span text:style-name="T4">,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4"><text:span text:style-name="T5">public class </text:span><text:span text:style-name="T4">ModDataComponentTypes {<text:line-break/> <text:s text:c="3"/></text:span><text:span text:style-name="T11">//CODEC is a Block Position<text:line-break/> <text:s text:c="3"/>//Serialized and de-serialized via the codec<text:line-break/> <text:s text:c="3"/></text:span><text:span text:style-name="T5">public static final </text:span><text:span text:style-name="T4">ComponentType&lt;BlockPos&gt; </text:span><text:span text:style-name="T6">COORDINATES </text:span><text:span text:style-name="T4">=<text:line-break/> <text:s text:c="11"/></text:span><text:span text:style-name="T8">register</text:span><text:span text:style-name="T4">(</text:span><text:span text:style-name="T7">"coordinates"</text:span><text:span text:style-name="T4">, builder -&gt; builder.codec(BlockPos.</text:span><text:span text:style-name="T6">CODEC</text:span><text:span text:style-name="T4">));<text:line-break/><text:line-break/> <text:s text:c="3"/></text:span><text:span text:style-name="T11">//Data component builder helper method:<text:line-break/> <text:s text:c="3"/></text:span><text:span text:style-name="T5">private static </text:span><text:span text:style-name="T4">&lt;</text:span><text:span text:style-name="T26">T</text:span><text:span text:style-name="T4">&gt; ComponentType&lt;</text:span><text:span text:style-name="T26">T</text:span><text:span text:style-name="T4">&gt; </text:span><text:span text:style-name="T10">register</text:span><text:span text:style-name="T4">(String name, UnaryOperator&lt;ComponentType.Builder&lt;</text:span><text:span text:style-name="T26">T</text:span><text:span text:style-name="T4">&gt;&gt; builderOperator) {<text:line-break/> <text:s text:c="7"/></text:span><text:span text:style-name="T5">return </text:span><text:span text:style-name="T4">Registry.</text:span><text:span text:style-name="T8">register</text:span><text:span text:style-name="T4">(Registries.</text:span><text:span text:style-name="T6">DATA_COMPONENT_TYPE</text:span><text:span text:style-name="T4">, Identifier.</text:span><text:span text:style-name="T8">of</text:span><text:span text:style-name="T4">(TutorialMod.</text:span><text:span text:style-name="T6">MOD_ID</text:span><text:span text:style-name="T4">, name),<text:line-break/> <text:s text:c="15"/>builderOperator.apply(ComponentType.</text:span><text:span text:style-name="T8">builder</text:span><text:span text:style-name="T4">()).build());<text:line-break/> <text:s text:c="3"/>}<text:line-break/><text:line-break/> <text:s text:c="3"/></text:span><text:span text:style-name="T11">//register method called in TutorialMod.Java<text:line-break/> <text:s text:c="3"/></text:span><text:span text:style-name="T5">public static void </text:span><text:span text:style-name="T10">registerDataComponentTypes</text:span><text:span text:style-name="T4">(){<text:line-break/> <text:s text:c="7"/>TutorialMod.</text:span><text:span text:style-name="T6">LOGGER</text:span><text:span text:style-name="T4">.info(</text:span><text:span text:style-name="T7">"Registering Data Component Types for " </text:span><text:span text:style-name="T4">+ TutorialMod.</text:span><text:span text:style-name="T6">MOD_ID</text:span><text:span text:style-name="T4">);<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1"><text:span text:style-name="T11">//Everytime we right-click the chisel item, it saves that block position.<text:line-break/>//Done with custom componentDataType<text:line-break/></text:span><text:span text:style-name="T4">context.getStack().set(ModDataComponentTypes.</text:span><text:span text:style-name="T6">COORDINATES</text:span><text:span text:style-name="T4">, context.getBlockPos());<text:line-break/></text:span><text:span text:style-name="T11">//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4"><text:span text:style-name="T11">//if the coordinates of the item is not equal to null:<text:line-break/></text:span><text:span text:style-name="T5">if</text:span><text:span text:style-name="T4">(stack.get(ModDataComponentTypes.</text:span><text:span text:style-name="T6">COORDINATES</text:span><text:span text:style-name="T4">) != </text:span><text:span text:style-name="T5">null</text:span><text:span text:style-name="T4">){<text:line-break/> <text:s text:c="3"/>tooltip.add(Text.</text:span><text:span text:style-name="T8">literal</text:span><text:span text:style-name="T4">(</text:span><text:span text:style-name="T7">"Last block changed at " </text:span><text:span text:style-name="T4">+ stack.get(ModDataComponentTypes.</text:span><text:span text:style-name="T6">COORDINATES</text:span><text:span text:style-name="T4">)));<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4"><text:span text:style-name="T5">public static class </text:span><text:span text:style-name="T4">Blocks {<text:line-break/> <text:s text:c="3"/></text:span><text:span text:style-name="T11">//Where to register new block tags<text:line-break/> <text:s text:c="3"/></text:span><text:span text:style-name="T5">public static final </text:span><text:span text:style-name="T4">TagKey&lt;Block&gt; </text:span><text:span text:style-name="T6">NEEDS_PINK_GARNET_TOOL </text:span><text:span text:style-name="T4">= </text:span><text:span text:style-name="T8">createTag</text:span><text:span text:style-name="T4">(</text:span><text:span text:style-name="T7">"needs_pink_garnet_tool"</text:span><text:span text:style-name="T4">);<text:line-break/> <text:s text:c="3"/></text:span><text:span text:style-name="T5">public static final </text:span><text:span text:style-name="T4">TagKey&lt;Block&gt; </text:span><text:span text:style-name="T6">INCORRECT_FOR_PINK_GARNET_TOOL </text:span><text:span text:style-name="T4">= </text:span><text:span text:style-name="T8">createTag</text:span><text:span text:style-name="T4">(</text:span><text:span text:style-name="T7">"incorrect_for_pink_garnet_tool"</text:span><text:span text:style-name="T4">);</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1"><text:span text:style-name="T5">public enum </text:span><text:span text:style-name="T4">ModToolMaterials </text:span><text:span text:style-name="T5">implements </text:span><text:span text:style-name="T4">ToolMaterial {<text:line-break/> <text:s text:c="3"/></text:span><text:span text:style-name="T6">PINK_GARNET</text:span><text:span text:style-name="T4">(ModTags.Blocks.</text:span><text:span text:style-name="T6">INCORRECT_FOR_PINK_GARNET_TOOL</text:span><text:span text:style-name="T4">,<text:line-break/> <text:s text:c="11"/></text:span><text:span text:style-name="T17">1200</text:span><text:span text:style-name="T4">, </text:span><text:span text:style-name="T17">5.0F</text:span><text:span text:style-name="T4">, </text:span><text:span text:style-name="T17">4.0F</text:span><text:span text:style-name="T4">, </text:span><text:span text:style-name="T17">22</text:span><text:span text:style-name="T4">, () -&gt; Ingredient.</text:span><text:span text:style-name="T8">ofItems</text:span><text:span text:style-name="T4">(ModItems.</text:span><text:span text:style-name="T6">PINK_GARNET</text:span><text:span text:style-name="T4">)); </text:span><text:span text:style-name="T11">//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4"><text:span text:style-name="T11">//Custom Tools<text:line-break/></text:span><text:span text:style-name="T5">public static final </text:span><text:span text:style-name="T4">Item </text:span><text:span text:style-name="T6">PINK_GARNET_SWORD </text:span><text:span text:style-name="T4">= </text:span><text:span text:style-name="T8">registerItem</text:span><text:span text:style-name="T4">(</text:span><text:span text:style-name="T7">"pink_garnet_sword"</text:span><text:span text:style-name="T4">,<text:line-break/> <text:s text:c="7"/></text:span><text:span text:style-name="T5">new </text:span><text:span text:style-name="T4">SwordItem(ModToolMaterials.</text:span><text:span text:style-name="T6">PINK_GARNET</text:span><text:span text:style-name="T4">, </text:span><text:span text:style-name="T5">new </text:span><text:span text:style-name="T4">Item.Settings()<text:line-break/> <text:s text:c="15"/>.attributeModifiers(SwordItem.</text:span><text:span text:style-name="T8">createAttributeModifiers</text:span><text:span text:style-name="T4">(ModToolMaterials.</text:span><text:span text:style-name="T6">PINK_GARNET</text:span><text:span text:style-name="T4">, </text:span><text:span text:style-name="T17">3</text:span><text:span text:style-name="T4">, -</text:span><text:span text:style-name="T17">2.4f</text:span><text:span text:style-name="T4">))));<text:line-break/></text:span><text:span text:style-name="T5">public static final </text:span><text:span text:style-name="T4">Item </text:span><text:span text:style-name="T6">PINK_GARNET_PICKAXE </text:span><text:span text:style-name="T4">= </text:span><text:span text:style-name="T8">registerItem</text:span><text:span text:style-name="T4">(</text:span><text:span text:style-name="T7">"pink_garnet_pickaxe"</text:span><text:span text:style-name="T4">,<text:line-break/> <text:s text:c="7"/></text:span><text:span text:style-name="T5">new </text:span><text:span text:style-name="T4">PickaxeItem(ModToolMaterials.</text:span><text:span text:style-name="T6">PINK_GARNET</text:span><text:span text:style-name="T4">, </text:span><text:span text:style-name="T5">new </text:span><text:span text:style-name="T4">Item.Settings()<text:line-break/> <text:s text:c="15"/>.attributeModifiers(PickaxeItem.</text:span><text:span text:style-name="T8">createAttributeModifiers</text:span><text:span text:style-name="T4">(ModToolMaterials.</text:span><text:span text:style-name="T6">PINK_GARNET</text:span><text:span text:style-name="T4">, </text:span><text:span text:style-name="T17">1</text:span><text:span text:style-name="T4">, -</text:span><text:span text:style-name="T17">2.8f</text:span><text:span text:style-name="T4">))));<text:line-break/></text:span><text:span text:style-name="T5">public static final </text:span><text:span text:style-name="T4">Item </text:span><text:span text:style-name="T6">PINK_GARNET_AXE </text:span><text:span text:style-name="T4">= </text:span><text:span text:style-name="T8">registerItem</text:span><text:span text:style-name="T4">(</text:span><text:span text:style-name="T7">"pink_garnet_axe"</text:span><text:span text:style-name="T4">,<text:line-break/> <text:s text:c="7"/></text:span><text:span text:style-name="T5">new </text:span><text:span text:style-name="T4">AxeItem(ModToolMaterials.</text:span><text:span text:style-name="T6">PINK_GARNET</text:span><text:span text:style-name="T4">, </text:span><text:span text:style-name="T5">new </text:span><text:span text:style-name="T4">Item.Settings()<text:line-break/> <text:s text:c="15"/>.attributeModifiers(AxeItem.</text:span><text:span text:style-name="T8">createAttributeModifiers</text:span><text:span text:style-name="T4">(ModToolMaterials.</text:span><text:span text:style-name="T6">PINK_GARNET</text:span><text:span text:style-name="T4">, </text:span><text:span text:style-name="T17">6</text:span><text:span text:style-name="T4">, -</text:span><text:span text:style-name="T17">3.2f</text:span><text:span text:style-name="T4">))));<text:line-break/></text:span><text:span text:style-name="T5">public static final </text:span><text:span text:style-name="T4">Item </text:span><text:span text:style-name="T6">PINK_GARNET_SHOVEL </text:span><text:span text:style-name="T4">= </text:span><text:span text:style-name="T8">registerItem</text:span><text:span text:style-name="T4">(</text:span><text:span text:style-name="T7">"pink_garnet_shovel"</text:span><text:span text:style-name="T4">,<text:line-break/> <text:s text:c="7"/></text:span><text:span text:style-name="T5">new </text:span><text:span text:style-name="T4">ShovelItem(ModToolMaterials.</text:span><text:span text:style-name="T6">PINK_GARNET</text:span><text:span text:style-name="T4">, </text:span><text:span text:style-name="T5">new </text:span><text:span text:style-name="T4">Item.Settings()<text:line-break/> <text:s text:c="15"/>.attributeModifiers(ShovelItem.</text:span><text:span text:style-name="T8">createAttributeModifiers</text:span><text:span text:style-name="T4">(ModToolMaterials.</text:span><text:span text:style-name="T6">PINK_GARNET</text:span><text:span text:style-name="T4">, </text:span><text:span text:style-name="T17">1.5f</text:span><text:span text:style-name="T4">, -</text:span><text:span text:style-name="T17">3.0f</text:span><text:span text:style-name="T4">))));<text:line-break/></text:span><text:span text:style-name="T5">public static final </text:span><text:span text:style-name="T4">Item </text:span><text:span text:style-name="T6">PINK_GARNET_HOE </text:span><text:span text:style-name="T4">= </text:span><text:span text:style-name="T8">registerItem</text:span><text:span text:style-name="T4">(</text:span><text:span text:style-name="T7">"pink_garnet_hoe"</text:span><text:span text:style-name="T4">,<text:line-break/> <text:s text:c="7"/></text:span><text:span text:style-name="T5">new </text:span><text:span text:style-name="T4">HoeItem(ModToolMaterials.</text:span><text:span text:style-name="T6">PINK_GARNET</text:span><text:span text:style-name="T4">, </text:span><text:span text:style-name="T5">new </text:span><text:span text:style-name="T4">Item.Settings()<text:line-break/> <text:s text:c="15"/>.attributeModifiers(HoeItem.</text:span><text:span text:style-name="T8">createAttributeModifiers</text:span><text:span text:style-name="T4">(ModToolMaterials.</text:span><text:span text:style-name="T6">PINK_GARNET</text:span><text:span text:style-name="T4">, </text:span><text:span text:style-name="T17">0</text:span><text:span text:style-name="T4">, -</text:span><text:span text:style-name="T17">3f</text:span><text:span text:style-name="T4">))));</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4"><text:span text:style-name="T11">//Special Tool Item Tags [Important for enchanitg]<text:line-break/></text:span><text:span text:style-name="T4">getOrCreateTagBuilder(ItemTags.</text:span><text:span text:style-name="T6">SWORDS</text:span><text:span text:style-name="T4">)<text:line-break/> <text:s text:c="7"/>.add(ModItems.</text:span><text:span text:style-name="T6">PINK_GARNET_SWORD</text:span><text:span text:style-name="T4">);<text:line-break/>getOrCreateTagBuilder(ItemTags.</text:span><text:span text:style-name="T6">PICKAXES</text:span><text:span text:style-name="T4">)<text:line-break/> <text:s text:c="7"/>.add(ModItems.</text:span><text:span text:style-name="T6">PINK_GARNET_PICKAXE</text:span><text:span text:style-name="T4">);<text:line-break/>getOrCreateTagBuilder(ItemTags.</text:span><text:span text:style-name="T6">AXES</text:span><text:span text:style-name="T4">)<text:line-break/> <text:s text:c="7"/>.add(ModItems.</text:span><text:span text:style-name="T6">PINK_GARNET_AXE</text:span><text:span text:style-name="T4">);<text:line-break/>getOrCreateTagBuilder(ItemTags.</text:span><text:span text:style-name="T6">SHOVELS</text:span><text:span text:style-name="T4">)<text:line-break/> <text:s text:c="7"/>.add(ModItems.</text:span><text:span text:style-name="T6">PINK_GARNET_SHOVEL</text:span><text:span text:style-name="T4">);<text:line-break/>getOrCreateTagBuilder(ItemTags.</text:span><text:span text:style-name="T6">HOES</text:span><text:span text:style-name="T4">)<text:line-break/> <text:s text:c="7"/>.add(ModItems.</text:span><text:span text:style-name="T6">PINK_GARNET_HOE</text:span><text:span text:style-name="T4">);</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4"><text:span text:style-name="T11">//HANDHELD important to look correct<text:line-break/></text:span><text:span text:style-name="T4">itemModelGenerator.register(ModItems.</text:span><text:span text:style-name="T6">PINK_GARNET_SWORD</text:span><text:span text:style-name="T4">, Models.</text:span><text:span text:style-name="T6">HANDHELD</text:span><text:span text:style-name="T4">);</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4"><text:span text:style-name="T11">//Helpers<text:line-break/></text:span><text:span text:style-name="T5">private void </text:span><text:span text:style-name="T10">offerSword</text:span><text:span text:style-name="T4">(RecipeExporter recipeExporter, RecipeCategory recipeCategory, <text:s/>ItemConvertible input, ItemConvertible output){<text:line-break/> <text:s text:c="3"/>ShapedRecipeJsonBuilder.</text:span><text:span text:style-name="T8">create</text:span><text:span text:style-name="T4">(recipeCategory, output)<text:line-break/> <text:s text:c="11"/>.pattern(</text:span><text:span text:style-name="T7">" R "</text:span><text:span text:style-name="T4">)<text:line-break/> <text:s text:c="11"/>.pattern(</text:span><text:span text:style-name="T7">" R "</text:span><text:span text:style-name="T4">)<text:line-break/> <text:s text:c="11"/>.pattern(</text:span><text:span text:style-name="T7">" S "</text:span><text:span text:style-name="T4">)<text:line-break/> <text:s text:c="11"/>.input(</text:span><text:span text:style-name="T7">'R'</text:span><text:span text:style-name="T4">, input)<text:line-break/> <text:s text:c="11"/>.input(</text:span><text:span text:style-name="T7">'S'</text:span><text:span text:style-name="T4">, Items.</text:span><text:span text:style-name="T6">STICK</text:span><text:span text:style-name="T4">)<text:line-break/> <text:s text:c="11"/>.criterion(</text:span><text:span text:style-name="T8">hasItem</text:span><text:span text:style-name="T4">(input),</text:span><text:span text:style-name="T8">conditionsFromItem</text:span><text:span text:style-name="T4">(input))<text:line-break/> <text:s text:c="11"/>.offerTo(recipeExporter);<text:line-break/>}</text:span></text:p>
          </table:table-cell>
        </table:table-row>
      </table:table>
      <text:p text:style-name="P79"/>
      <text:h text:style-name="P81" text:outline-level="2"/>
      <text:h text:style-name="P82" text:outline-level="2">16: Custom Hammer item</text:h>
      <text:p text:style-name="P83">Video: <text:a xlink:type="simple" xlink:href="https://www.youtube.com/watch?v=-EuJTKoLzlM" text:style-name="Internet_20_link" text:visited-style-name="Visited_20_Internet_20_Link"><text:span text:style-name="T27">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4"><text:span text:style-name="T5">public class </text:span><text:span text:style-name="T4">HammerItem </text:span><text:span text:style-name="T5">extends </text:span><text:span text:style-name="T4">MiningToolItem {<text:line-break/><text:line-break/> <text:s text:c="3"/></text:span><text:span text:style-name="T11">//Constructor<text:line-break/> <text:s text:c="3"/></text:span><text:span text:style-name="T5">public </text:span><text:span text:style-name="T10">HammerItem</text:span><text:span text:style-name="T4">(ToolMaterial material, Settings settings) {<text:line-break/> <text:s text:c="7"/></text:span><text:span text:style-name="T11">//Since the effective blocks are the same as the pickaxe, we can use that<text:line-break/> <text:s text:c="7"/></text:span><text:span text:style-name="T5">super</text:span><text:span text:style-name="T4">(material, BlockTags.</text:span><text:span text:style-name="T6">PICKAXE_MINEABLE</text:span><text:span text:style-name="T4">, settings);<text:line-break/> <text:s text:c="3"/>}<text:line-break/><text:line-break/> <text:s text:c="3"/><text:line-break/><text:line-break/> <text:s text:c="3"/></text:span><text:span text:style-name="T11">//Create a method that returns a list of all the block positions that will be destroyed<text:line-break/> <text:s text:c="3"/></text:span><text:span text:style-name="T5">public static </text:span><text:span text:style-name="T4">List&lt;BlockPos&gt; </text:span><text:span text:style-name="T10">getBlocksToBeDestroyed</text:span><text:span text:style-name="T4">(</text:span><text:span text:style-name="T5">int </text:span><text:span text:style-name="T4">range, BlockPos initalBlockPos, ServerPlayerEntity player){<text:line-break/> <text:s text:c="7"/></text:span><text:span text:style-name="T11">/*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4">List&lt;BlockPos&gt; positions = </text:span><text:span text:style-name="T5">new </text:span><text:span text:style-name="T4">ArrayList&lt;&gt;();<text:line-break/><text:line-break/> <text:s text:c="7"/>HitResult hit = player.raycast(</text:span><text:span text:style-name="T17">20</text:span><text:span text:style-name="T4">,</text:span><text:span text:style-name="T17">0</text:span><text:span text:style-name="T4">,</text:span><text:span text:style-name="T5">false</text:span><text:span text:style-name="T4">); </text:span><text:span text:style-name="T11">//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5">if</text:span><text:span text:style-name="T4">(hit.getType() == HitResult.Type.</text:span><text:span text:style-name="T6">BLOCK</text:span><text:span text:style-name="T4">){<text:line-break/> <text:s text:c="11"/>BlockHitResult blockHit = (BlockHitResult) hit; </text:span><text:span text:style-name="T11">//Cast to BlockHitResult type (extends HitResult)<text:line-break/><text:line-break/> <text:s text:c="11"/>//if the block was hit on the top or bottom<text:line-break/> <text:s text:c="11"/></text:span><text:span text:style-name="T5">if</text:span><text:span text:style-name="T4">(blockHit.getSide() == Direction.</text:span><text:span text:style-name="T6">DOWN </text:span><text:span text:style-name="T4">|| blockHit.getSide() == Direction.</text:span><text:span text:style-name="T6">UP</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z = -range; z &lt;= range; z++){<text:line-break/> <text:s text:c="23"/>positions.add(</text:span><text:span text:style-name="T5">new </text:span><text:span text:style-name="T4">BlockPos(initalBlockPos.getX() + x, initalBlockPos.getY(), initalBlockPos.getZ() + z));<text:line-break/> <text:s text:c="19"/>}<text:line-break/> <text:s text:c="15"/>}<text:line-break/> <text:s text:c="11"/>}<text:line-break/><text:line-break/> <text:s text:c="11"/></text:span><text:span text:style-name="T11">//if the block was hit from the north or south<text:line-break/> <text:s text:c="11"/></text:span><text:span text:style-name="T5">if</text:span><text:span text:style-name="T4">(blockHit.getSide() == Direction.</text:span><text:span text:style-name="T6">NORTH </text:span><text:span text:style-name="T4">|| blockHit.getSide() == Direction.</text:span><text:span text:style-name="T6">SOUTH</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 x, initalBlockPos.getY() + y, initalBlockPos.getZ()));<text:line-break/> <text:s text:c="19"/>}<text:line-break/> <text:s text:c="15"/>}<text:line-break/> <text:s text:c="11"/>}<text:line-break/><text:line-break/> <text:s text:c="11"/></text:span><text:span text:style-name="T11">//if the block was hit from east or west<text:line-break/> <text:s text:c="11"/></text:span><text:span text:style-name="T5">if</text:span><text:span text:style-name="T4">(blockHit.getSide() == Direction.</text:span><text:span text:style-name="T6">EAST </text:span><text:span text:style-name="T4">|| blockHit.getSide() == Direction.</text:span><text:span text:style-name="T6">WEST</text:span><text:span text:style-name="T4">){<text:line-break/></text:span><text:soft-page-break/><text:span text:style-name="T4"> <text:s text:c="15"/></text:span><text:span text:style-name="T5">for</text:span><text:span text:style-name="T4">(</text:span><text:span text:style-name="T5">int </text:span><text:span text:style-name="T4">z = -range; z &lt;= range; z++){<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initalBlockPos.getY() + y, initalBlockPos.getZ() + z));<text:line-break/> <text:s text:c="19"/>}<text:line-break/> <text:s text:c="15"/>}<text:line-break/> <text:s text:c="11"/>}<text:line-break/> <text:s text:c="7"/>}<text:line-break/><text:line-break/> <text:s text:c="7"/></text:span><text:span text:style-name="T11">//Return the list of blocks<text:line-break/> <text:s text:c="7"/></text:span><text:span text:style-name="T5">return <text:s/></text:span><text:span text:style-name="T4">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4"><text:span text:style-name="T5">public class </text:span><text:span text:style-name="T4">HammerUsageEvent </text:span><text:span text:style-name="T5">implements </text:span><text:span text:style-name="T4">PlayerBlockBreakEvents.Before{<text:line-break/> <text:s text:c="3"/></text:span><text:span text:style-name="T11">//Done with the help of the COFHCore and KaupenJoe<text:line-break/><text:line-break/> <text:s text:c="3"/></text:span><text:span text:style-name="T5">private static final </text:span><text:span text:style-name="T4">Set&lt;BlockPos&gt; </text:span><text:span text:style-name="T6">HARVESTED_BLOCKS </text:span><text:span text:style-name="T4">= </text:span><text:span text:style-name="T5">new </text:span><text:span text:style-name="T4">HashSet&lt;&gt;();<text:line-break/><text:line-break/><text:line-break/> <text:s text:c="3"/></text:span><text:span text:style-name="T11">//This event is called just before a block is broken!<text:line-break/> <text:s text:c="3"/></text:span><text:span text:style-name="T9">@Override<text:line-break/> <text:s text:c="3"/></text:span><text:span text:style-name="T5">public boolean </text:span><text:span text:style-name="T10">beforeBlockBreak</text:span><text:span text:style-name="T4">(World world, PlayerEntity player, BlockPos pos, BlockState blockState, </text:span><text:span text:style-name="T9">@Nullable </text:span><text:span text:style-name="T4">BlockEntity blockEntity) {<text:line-break/><text:line-break/> <text:s text:c="7"/></text:span><text:span text:style-name="T11">//get the stack currently in the players main hand<text:line-break/> <text:s text:c="7"/></text:span><text:span text:style-name="T4">ItemStack mainHandItem = player.getMainHandStack();<text:line-break/><text:line-break/> <text:s text:c="7"/></text:span><text:span text:style-name="T11">//is this block being broken with a hammer? &amp; are we on the server?<text:line-break/> <text:s text:c="7"/></text:span><text:span text:style-name="T5">if </text:span><text:span text:style-name="T4">(mainHandItem.getItem() </text:span><text:span text:style-name="T5">instanceof </text:span><text:span text:style-name="T4">HammerItem hammer &amp;&amp; player </text:span><text:span text:style-name="T5">instanceof </text:span><text:span text:style-name="T4">ServerPlayerEntity serverPlayer){<text:line-break/> <text:s text:c="11"/></text:span><text:span text:style-name="T11">//Is this block in the harvested blocks set??<text:line-break/> <text:s text:c="11"/></text:span><text:span text:style-name="T5">if</text:span><text:span text:style-name="T4">(</text:span><text:span text:style-name="T6">HARVESTED_BLOCKS</text:span><text:span text:style-name="T4">.contains(pos)){<text:line-break/> <text:s text:c="15"/></text:span><text:span text:style-name="T5">return true</text:span><text:span text:style-name="T4">; </text:span><text:span text:style-name="T11">//destorys the block<text:line-break/> <text:s text:c="11"/></text:span><text:span text:style-name="T4">}<text:line-break/><text:line-break/><text:line-break/> <text:s text:c="11"/></text:span><text:span text:style-name="T11">//For each position within ".getBlocksToBeDestoryed()"<text:line-break/> <text:s text:c="11"/></text:span><text:span text:style-name="T5">for</text:span><text:span text:style-name="T4">(BlockPos position : HammerItem.</text:span><text:span text:style-name="T8">getBlocksToBeDestroyed</text:span><text:span text:style-name="T4">(</text:span><text:span text:style-name="T17">1</text:span><text:span text:style-name="T4">, pos, serverPlayer)){<text:line-break/> <text:s text:c="15"/></text:span><text:span text:style-name="T5">if</text:span><text:span text:style-name="T4">(pos == position || !hammer.isCorrectForDrops(mainHandItem, world.getBlockState(position))){<text:line-break/> <text:s text:c="19"/></text:span><text:span text:style-name="T5">continue</text:span><text:span text:style-name="T4">; </text:span><text:span text:style-name="T11">//if it is one we already broke, skip it and go to next block<text:line-break/> <text:s text:c="15"/></text:span><text:span text:style-name="T4">}<text:line-break/><text:line-break/> <text:s text:c="15"/></text:span><text:span text:style-name="T6">HARVESTED_BLOCKS</text:span><text:span text:style-name="T4">.add(position);<text:line-break/> <text:s text:c="15"/>serverPlayer.</text:span><text:span text:style-name="T12">interactionManager</text:span><text:span text:style-name="T4">.tryBreakBlock(position); </text:span><text:span text:style-name="T11">//THIS IS RECURSIVE AND CALLS THIS WHOLE METHOD AGAIN<text:line-break/> <text:s text:c="15"/></text:span><text:span text:style-name="T6">HARVESTED_BLOCKS</text:span><text:span text:style-name="T4">.remove(position); </text:span><text:span text:style-name="T11">//That is why we must remove it!<text:line-break/> <text:s text:c="11"/></text:span><text:span text:style-name="T4">}<text:line-break/> <text:s text:c="7"/>}<text:line-break/> <text:s text:c="7"/></text:span><text:span text:style-name="T5">return true</text:span><text:span text:style-name="T4">;<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4"><text:span text:style-name="T11">//Register event<text:line-break/></text:span><text:span text:style-name="T4">PlayerBlockBreakEvents.</text:span><text:span text:style-name="T6">BEFORE</text:span><text:span text:style-name="T4">.register(</text:span><text:span text:style-name="T5">new </text:span><text:span text:style-name="T4">HammerUsageEvent());</text:span></text:p>
          </table:table-cell>
        </table:table-row>
      </table:table>
      <text:p text:style-name="P84"/>
      <text:h text:style-name="P85" text:outline-level="2"/>
      <text:h text:style-name="P86" text:outline-level="2">17: Custom Armor</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able:table table:name="Table54" table:style-name="Table54">
        <table:table-column table:style-name="Table54.A"/>
        <table:table-row>
          <table:table-cell table:style-name="Table54.A1" office:value-type="string">
            <text:p text:style-name="P12" loext:marker-style-name="T4"><text:span text:style-name="T5">public class </text:span><text:span text:style-name="T4">ModArmorMaterials {<text:line-break/><text:line-break/> <text:s text:c="3"/></text:span><text:span text:style-name="T5">public static final </text:span><text:span text:style-name="T4">RegistryEntry&lt;ArmorMaterial&gt; </text:span><text:span text:style-name="T6">PINK_GARNET_ARMOR_MATERIAL </text:span><text:span text:style-name="T4">= </text:span><text:span text:style-name="T8">registerArmorMaterial</text:span><text:span text:style-name="T4">(</text:span><text:span text:style-name="T7">"pink_garnet_armor_material"</text:span><text:span text:style-name="T4">,<text:line-break/> <text:s text:c="11"/>() -&gt; </text:span><text:span text:style-name="T5">new </text:span><text:span text:style-name="T4">ArmorMaterial(Util.</text:span><text:span text:style-name="T8">make</text:span><text:span text:style-name="T4">(</text:span><text:span text:style-name="T5">new </text:span><text:span text:style-name="T4">EnumMap&lt;&gt;(ArmorItem.Type.</text:span><text:span text:style-name="T5">class</text:span><text:span text:style-name="T4">), map -&gt; {<text:line-break/> <text:s text:c="15"/>map.put(ArmorItem.Type.</text:span><text:span text:style-name="T6">BOOTS</text:span><text:span text:style-name="T4">, </text:span><text:span text:style-name="T17">2</text:span><text:span text:style-name="T4">);<text:line-break/> <text:s text:c="15"/>map.put(ArmorItem.Type.</text:span><text:span text:style-name="T6">LEGGINGS</text:span><text:span text:style-name="T4">, </text:span><text:span text:style-name="T17">4</text:span><text:span text:style-name="T4">);<text:line-break/> <text:s text:c="15"/>map.put(ArmorItem.Type.</text:span><text:span text:style-name="T6">CHESTPLATE</text:span><text:span text:style-name="T4">, </text:span><text:span text:style-name="T17">6</text:span><text:span text:style-name="T4">);<text:line-break/> <text:s text:c="15"/>map.put(ArmorItem.Type.</text:span><text:span text:style-name="T6">HELMET</text:span><text:span text:style-name="T4">, </text:span><text:span text:style-name="T17">2</text:span><text:span text:style-name="T4">);<text:line-break/> <text:s text:c="15"/>map.put(ArmorItem.Type.</text:span><text:span text:style-name="T6">BODY</text:span><text:span text:style-name="T4">, </text:span><text:span text:style-name="T17">4</text:span><text:span text:style-name="T4">);<text:line-break/> <text:s text:c="11"/>}), </text:span><text:span text:style-name="T17">20</text:span><text:span text:style-name="T4">, SoundEvents.</text:span><text:span text:style-name="T6">ITEM_ARMOR_EQUIP_DIAMOND</text:span><text:span text:style-name="T4">, () -&gt; Ingredient.</text:span><text:span text:style-name="T8">ofItems</text:span><text:span text:style-name="T4">(ModItems.</text:span><text:span text:style-name="T6">PINK_GARNET</text:span><text:span text:style-name="T4">),<text:line-break/> <text:s text:c="19"/>List.</text:span><text:span text:style-name="T8">of</text:span><text:span text:style-name="T4">(</text:span><text:span text:style-name="T5">new </text:span><text:span text:style-name="T4">ArmorMaterial.Layer(Identifier.</text:span><text:span text:style-name="T8">of</text:span><text:span text:style-name="T4">(TutorialMod.</text:span><text:span text:style-name="T6">MOD_ID</text:span><text:span text:style-name="T4">, </text:span><text:span text:style-name="T7">"pink_garnet"</text:span><text:span text:style-name="T4">))), </text:span><text:span text:style-name="T17">0</text:span><text:span text:style-name="T4">, </text:span><text:span text:style-name="T17">0</text:span><text:span text:style-name="T4">));<text:line-break/><text:line-break/><text:line-break/> <text:s text:c="3"/></text:span><text:span text:style-name="T11">//Helper method for registering armor materials<text:line-break/> <text:s text:c="3"/></text:span><text:span text:style-name="T5">public static </text:span><text:span text:style-name="T4">RegistryEntry&lt;ArmorMaterial&gt; </text:span><text:span text:style-name="T10">registerArmorMaterial</text:span><text:span text:style-name="T4">(String name, Supplier&lt;ArmorMaterial&gt; material){<text:line-break/> <text:s text:c="7"/></text:span><text:span text:style-name="T5">return </text:span><text:span text:style-name="T4">Registry.</text:span><text:span text:style-name="T8">registerReference</text:span><text:span text:style-name="T4">(Registries.</text:span><text:span text:style-name="T6">ARMOR_MATERIAL</text:span><text:span text:style-name="T4">, Identifier.</text:span><text:span text:style-name="T8">of</text:span><text:span text:style-name="T4">(TutorialMod.</text:span><text:span text:style-name="T6">MOD_ID</text:span><text:span text:style-name="T4">, name), material.get());<text:line-break/> <text:s text:c="3"/>}<text:line-break/>}</text:span></text:p>
          </table:table-cell>
        </table:table-row>
      </table:table>
      <text:p text:style-name="P87"/>
      <text:p text:style-name="P87">Register items and item groups</text:p>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4"><text:span text:style-name="T4">itemModelGenerator.registerArmor((ArmorItem) ModItems.</text:span><text:span text:style-name="T6">PINK_GARNET_HELMET</text:span><text:span text:style-name="T4">);<text:line-break/>itemModelGenerator.registerArmor((ArmorItem) ModItems.</text:span><text:span text:style-name="T6">PINK_GARNET_CHESTPLATE</text:span><text:span text:style-name="T4">);<text:line-break/>itemModelGenerator.registerArmor((ArmorItem) ModItems.</text:span><text:span text:style-name="T6">PINK_GARNET_LEGGINGS</text:span><text:span text:style-name="T4">);<text:line-break/>itemModelGenerator.registerArmor((ArmorItem) ModItems.</text:span><text:span text:style-name="T6">PINK_GARNET_BOOTS</text:span><text:span text:style-name="T4">);</text:span></text:p>
          </table:table-cell>
        </table:table-row>
      </table:table>
      <text:p text:style-name="P87"/>
      <text:p text:style-name="P87">Make trimable in ItemTagProvider:</text:p>
      <table:table table:name="Table56" table:style-name="Table56">
        <table:table-column table:style-name="Table56.A"/>
        <table:table-row>
          <table:table-cell table:style-name="Table56.A1" office:value-type="string">
            <text:p text:style-name="P12" loext:marker-style-name="T4"><text:span text:style-name="T4">getOrCreateTagBuilder(ItemTags.</text:span><text:span text:style-name="T6">TRIMMABLE_ARMOR</text:span><text:span text:style-name="T4">)<text:line-break/> <text:s text:c="7"/>.add(ModItems.</text:span><text:span text:style-name="T6">PINK_GARNET_HELMET</text:span><text:span text:style-name="T4">)<text:line-break/> <text:s text:c="7"/>.add(ModItems.</text:span><text:span text:style-name="T6">PINK_GARNET_CHESTPLATE</text:span><text:span text:style-name="T4">)<text:line-break/> <text:s text:c="7"/>.add(ModItems.</text:span><text:span text:style-name="T6">PINK_GARNET_LEGGINGS</text:span><text:span text:style-name="T4">)<text:line-break/> <text:s text:c="7"/>.add(ModItems.</text:span><text:span text:style-name="T6">PINK_GARNET_BOOTS</text:span><text:span text:style-name="T4">);<text:line-break/></text:span></text:p>
          </table:table-cell>
        </table:table-row>
      </table:table>
      <text:p text:style-name="P87"/>
      <text:h text:style-name="P88" text:outline-level="2"/>
      <text:h text:style-name="P89" text:outline-level="2">18: Full Armor Effect</text:h>
      <text:p text:style-name="P87">Video: <text:a xlink:type="simple" xlink:href="https://www.youtube.com/watch?v=EYwyKCfl2ag" text:style-name="Internet_20_link" text:visited-style-name="Visited_20_Internet_20_Link"><text:span text:style-name="T28">Click Here</text:span></text:a> </text:p>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5T22:43:45.622411900</dc:date>
    <meta:editing-duration>P1DT4H58M34S</meta:editing-duration>
    <meta:editing-cycles>29</meta:editing-cycles>
    <meta:document-statistic meta:table-count="56" meta:image-count="3" meta:object-count="0" meta:page-count="35" meta:paragraph-count="263" meta:word-count="3759" meta:character-count="43715" meta:non-whitespace-character-count="36042"/>
  </office:meta>
</office:document-meta>
</file>